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1.101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05_12-06-45_000.jpg</text:p>
          </table:table-cell>
          <table:table-cell table:style-name="ce11" office:value-type="string">
            <text:p>:m RES 1*1 / free# JVEMV6 68#_id=YGX5:1 / 68. theoretical-physics(tp) / w=~,topics=平方根は、無理数か,other=~,s=~,i=~,doc= / N:comp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RES 1*1 / free# JVEMV6 68#_id=YGX5:1 / 68. theoretical-physics(tp) / w=~,topics=平方根は、無理数か,other=~,s=~,i=~,doc= / N:comp">
            <text:p>:m RES 1*1 / free# JVEMV6 68#_id=YGX5:1 / 68. theoretical-physics(tp) / w=~,topics=平方根は、無理数か,other=~,s=~,i=~,doc= / N:comp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05_12-07-14_000.jpg</text:p>
          </table:table-cell>
          <table:table-cell table:style-name="ce11" office:value-type="string">
            <text:p>:m RES 1-2*3 / free# JVEMV6 76#_id=GBHE:1 / 76. physics / w=~,topics=速度ベクトルと、その回転との、大きさの比較：(v-&gt;=(y,x,0))の場合；(v-&gt;=(a,b,c))の場合,other=q+:open,s=~,i=~,doc=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1-2*3 / free# JVEMV6 76#_id=GBHE:1 / 76. physics / w=~,topics=速度ベクトルと、その回転との、大きさの比較：(v-&gt;=(y,x,0))の場合；(v-&gt;=(a,b,c))の場合,other=q+:open,s=~,i=~,doc= / N+">
            <text:p>:m RES 1-2*3 / free# JVEMV6 76#_id=GBHE:1 / 76. physics / w=~,topics=速度ベクトルと、その回転との、大きさの比較：(v-&gt;=(y,x,0))の場合；(v-&gt;=(a,b,c))の場合,other=q+:open,s=~,i=~,doc=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05_12-07-44_000.jpg</text:p>
          </table:table-cell>
          <table:table-cell table:style-name="ce11" office:value-type="string">
            <text:p>:m RES 3*3 / free# JVEMV6 76#_id=GBHE:1 / 76. physics / w=~,topics=速度ベクトルと、その回転との、大きさの比較：(v-&gt;=(y,x,0))の場合；(v-&gt;=(a,b,c))の場合,other=memo:命名：`位置座標`；`速度座標`,s=~,i=~,doc= / N:comp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3*3 / free# JVEMV6 76#_id=GBHE:1 / 76. physics / w=~,topics=速度ベクトルと、その回転との、大きさの比較：(v-&gt;=(y,x,0))の場合；(v-&gt;=(a,b,c))の場合,other=memo:命名：`位置座標`；`速度座標`,s=~,i=~,doc= / N:comp">
            <text:p>:m RES 3*3 / free# JVEMV6 76#_id=GBHE:1 / 76. physics / w=~,topics=速度ベクトルと、その回転との、大きさの比較：(v-&gt;=(y,x,0))の場合；(v-&gt;=(a,b,c))の場合,other=memo:命名：`位置座標`；`速度座標`,s=~,i=~,doc= / N:comp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05_12-48-24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05_13-30-36_000.jpg</text:p>
          </table:table-cell>
          <table:table-cell table:style-name="ce18" office:value-type="string">
            <text:p>:m 東和 PHOTO / 211106sa / 辻堂駅 / 茅ヶ崎市浜竹二丁目計画 / １名 / 三井住友建設（宮下工業） / 資料：交通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東和 PHOTO / 211106sa / 辻堂駅 / 茅ヶ崎市浜竹二丁目計画 / １名 / 三井住友建設（宮下工業） / 資料：交通">
            <text:p>:m 東和 PHOTO / 211106sa / 辻堂駅 / 茅ヶ崎市浜竹二丁目計画 / １名 / 三井住友建設（宮下工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05_13-30-45_000.jpg</text:p>
          </table:table-cell>
          <table:table-cell table:style-name="ce18" office:value-type="string">
            <text:p>:m 東和 PHOTO / 211106sa / 辻堂駅 / 茅ヶ崎市浜竹二丁目計画 / １名 / 三井住友建設（宮下工業） / 資料：交通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東和 PHOTO / 211106sa / 辻堂駅 / 茅ヶ崎市浜竹二丁目計画 / １名 / 三井住友建設（宮下工業） / 資料：交通">
            <text:p>:m 東和 PHOTO / 211106sa / 辻堂駅 / 茅ヶ崎市浜竹二丁目計画 / １名 / 三井住友建設（宮下工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05_13-31-00_000.jpg</text:p>
          </table:table-cell>
          <table:table-cell table:style-name="ce18" office:value-type="string">
            <text:p>:m 東和 PHOTO / 211106sa / 辻堂駅 / 茅ヶ崎市浜竹二丁目計画 / １名 / 三井住友建設（宮下工業） / 資料：交通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東和 PHOTO / 211106sa / 辻堂駅 / 茅ヶ崎市浜竹二丁目計画 / １名 / 三井住友建設（宮下工業） / 資料：交通">
            <text:p>:m 東和 PHOTO / 211106sa / 辻堂駅 / 茅ヶ崎市浜竹二丁目計画 / １名 / 三井住友建設（宮下工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05_13-57-12_000.jpg</text:p>
          </table:table-cell>
          <table:table-cell table:style-name="ce18" office:value-type="string">
            <text:p>:m 東和 PHOTO / 211106sa / 辻堂駅 / 茅ヶ崎市浜竹二丁目計画 / １名 / 三井住友建設（宮下工業） / 資料：交通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東和 PHOTO / 211106sa / 辻堂駅 / 茅ヶ崎市浜竹二丁目計画 / １名 / 三井住友建設（宮下工業） / 資料：交通">
            <text:p>:m 東和 PHOTO / 211106sa / 辻堂駅 / 茅ヶ崎市浜竹二丁目計画 / １名 / 三井住友建設（宮下工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1-05_13-57-18_000.jpg</text:p>
          </table:table-cell>
          <table:table-cell table:style-name="ce18" office:value-type="string">
            <text:p>:m 東和 PHOTO / 211106sa / 辻堂駅 / 茅ヶ崎市浜竹二丁目計画 / １名 / 三井住友建設（宮下工業） / 資料：交通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東和 PHOTO / 211106sa / 辻堂駅 / 茅ヶ崎市浜竹二丁目計画 / １名 / 三井住友建設（宮下工業） / 資料：交通">
            <text:p>:m 東和 PHOTO / 211106sa / 辻堂駅 / 茅ヶ崎市浜竹二丁目計画 / １名 / 三井住友建設（宮下工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11-05_14-13-49_001.jpg</text:p>
          </table:table-cell>
          <table:table-cell table:style-name="ce18" office:value-type="string">
            <text:p>:m 東和 PHOTO / 211106sa / 辻堂駅 / 茅ヶ崎市浜竹二丁目計画 / １名 / 三井住友建設（宮下工業） / 指示書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東和 PHOTO / 211106sa / 辻堂駅 / 茅ヶ崎市浜竹二丁目計画 / １名 / 三井住友建設（宮下工業） / 指示書">
            <text:p>:m 東和 PHOTO / 211106sa / 辻堂駅 / 茅ヶ崎市浜竹二丁目計画 / １名 / 三井住友建設（宮下工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1-05_14-13-55_001.jpg</text:p>
          </table:table-cell>
          <table:table-cell table:style-name="ce18" office:value-type="string">
            <text:p>:m 東和 PHOTO / 211106sa / 辻堂駅 / 茅ヶ崎市浜竹二丁目計画 / １名 / 三井住友建設（宮下工業） / 指示書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東和 PHOTO / 211106sa / 辻堂駅 / 茅ヶ崎市浜竹二丁目計画 / １名 / 三井住友建設（宮下工業） / 指示書">
            <text:p>:m 東和 PHOTO / 211106sa / 辻堂駅 / 茅ヶ崎市浜竹二丁目計画 / １名 / 三井住友建設（宮下工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1-05_14-14-22_000.jpg</text:p>
          </table:table-cell>
          <table:table-cell table:style-name="ce18" office:value-type="string">
            <text:p>:m 東和 PHOTO / 211106sa / 辻堂駅 / 茅ヶ崎市浜竹二丁目計画 / １名 / 三井住友建設（宮下工業） / 指示書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東和 PHOTO / 211106sa / 辻堂駅 / 茅ヶ崎市浜竹二丁目計画 / １名 / 三井住友建設（宮下工業） / 指示書">
            <text:p>:m 東和 PHOTO / 211106sa / 辻堂駅 / 茅ヶ崎市浜竹二丁目計画 / １名 / 三井住友建設（宮下工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1-05_14-14-40_000.jpg</text:p>
          </table:table-cell>
          <table:table-cell table:style-name="ce18" office:value-type="string">
            <text:p>:m 東和 PHOTO / 211106sa / 辻堂駅 / 茅ヶ崎市浜竹二丁目計画 / １名 / 三井住友建設（宮下工業） / 指示書：地図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東和 PHOTO / 211106sa / 辻堂駅 / 茅ヶ崎市浜竹二丁目計画 / １名 / 三井住友建設（宮下工業） / 指示書：地図">
            <text:p>:m 東和 PHOTO / 211106sa / 辻堂駅 / 茅ヶ崎市浜竹二丁目計画 / １名 / 三井住友建設（宮下工業） / 指示書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1-05_15-54-11_000.jpg</text:p>
          </table:table-cell>
          <table:table-cell table:style-name="ce11" office:value-type="string">
            <text:p>:m #*# RES / JVEMV6 64#131_heike_tomikura_-- / 『平家物語』 著者=~,校注=冨倉徳次郎 / p.204 / w=岩躑躅（＊つつじ,topic=~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#*# RES / JVEMV6 64#131_heike_tomikura_-- / 『平家物語』 著者=~,校注=冨倉徳次郎 / p.204 / w=岩躑躅（＊つつじ,topic=~">
            <text:p>:m #*# RES / JVEMV6 64#131_heike_tomikura_-- / 『平家物語』 著者=~,校注=冨倉徳次郎 / p.204 / w=岩躑躅（＊つつじ,topi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1-05_16-08-25_000.jpg</text:p>
          </table:table-cell>
          <table:table-cell table:style-name="ce18" office:value-type="string">
            <text:p>:m 東和 PHOTO / 211106sa / 辻堂駅 / 茅ヶ崎市浜竹二丁目計画 / １名 / 三井住友建設（宮下工業） / 資料：地図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東和 PHOTO / 211106sa / 辻堂駅 / 茅ヶ崎市浜竹二丁目計画 / １名 / 三井住友建設（宮下工業） / 資料：地図">
            <text:p>:m 東和 PHOTO / 211106sa / 辻堂駅 / 茅ヶ崎市浜竹二丁目計画 / １名 / 三井住友建設（宮下工業） / 資料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1-05_16-10-58_000.jpg</text:p>
          </table:table-cell>
          <table:table-cell table:style-name="ce18" office:value-type="string">
            <text:p>:m 東和 PHOTO / 211106sa / 辻堂駅 / 茅ヶ崎市浜竹二丁目計画 / １名 / 三井住友建設（宮下工業） / 資料：地図：路上</text:p>
          </table:table-cell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東和 PHOTO / 211106sa / 辻堂駅 / 茅ヶ崎市浜竹二丁目計画 / １名 / 三井住友建設（宮下工業） / 資料：地図：路上">
            <text:p>:m 東和 PHOTO / 211106sa / 辻堂駅 / 茅ヶ崎市浜竹二丁目計画 / １名 / 三井住友建設（宮下工業） / 資料：地図：路上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1-05_17-44-18_000.jpg</text:p>
          </table:table-cell>
          <table:table-cell table:style-name="ce18" office:value-type="string">
            <text:p>:m RES 1*2 / free# JVEMV6 76#_22:1 / 76. theoretical-physics(tp) / w=(dr-&gt;),topics=ストークスの定理：面；半球面,other=~,s=~,i=~,doc=r-2-3~4#4.2</text:p>
          </table:table-cell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RES 1*2 / free# JVEMV6 76#_22:1 / 76. theoretical-physics(tp) / w=(dr-&gt;),topics=ストークスの定理：面；半球面,other=~,s=~,i=~,doc=r-2-3~4#4.2">
            <text:p>:m RES 1*2 / free# JVEMV6 76#_22:1 / 76. theoretical-physics(tp) / w=(dr-&gt;),topics=ストークスの定理：面；半球面,other=~,s=~,i=~,doc=r-2-3~4#4.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11-05_17-44-45_000.jpg</text:p>
          </table:table-cell>
          <table:table-cell table:style-name="ce11" office:value-type="string">
            <text:p>:m RES 2*2 / free# JVEMV6 76#_22:1 / 76. theoretical-physics(tp) / w=(dr-&gt;),topics=ストークスの定理：面；半球面,other=~,s=~,i=~,doc=r-2-3~4#4.2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m RES 2*2 / free# JVEMV6 76#_22:1 / 76. theoretical-physics(tp) / w=(dr-&gt;),topics=ストークスの定理：面；半球面,other=~,s=~,i=~,doc=r-2-3~4#4.2">
            <text:p>:m RES 2*2 / free# JVEMV6 76#_22:1 / 76. theoretical-physics(tp) / w=(dr-&gt;),topics=ストークスの定理：面；半球面,other=~,s=~,i=~,doc=r-2-3~4#4.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11-05_18-56-12_000.jpg</text:p>
          </table:table-cell>
          <table:table-cell table:style-name="ce11" office:value-type="string">
            <text:p>:m :篠笛,shinobue #*# / session-memo / s.1:todays-melody,genr=~,for=~,key=~,tempo=~,R=1,i.f.=~,notes=~,ReX,other=symbol+:`タメ`;`トメ`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m :篠笛,shinobue #*# / session-memo / s.1:todays-melody,genr=~,for=~,key=~,tempo=~,R=1,i.f.=~,notes=~,ReX,other=symbol+:`タメ`;`トメ`">
            <text:p>:m :篠笛,shinobue #*# / session-memo / s.1:todays-melody,genr=~,for=~,key=~,tempo=~,R=1,i.f.=~,notes=~,ReX,other=symbol+:`タメ`;`トメ`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11-05_20-44-47_000.jpg</text:p>
          </table:table-cell>
          <table:table-cell table:style-name="ce18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2021-11-05_22-30-52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 office:value-type="string">
            <text:p>N-35-35-28.504943 E-139-34-49.599609</text:p>
          </table:table-cell>
          <table:table-cell table:style-name="ce38" table:formula="of:=IF([.E22]=&quot;&quot;;[.C22];CONCATENATE([.C22];&quot; / &quot;;[.E22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4" office:value-type="string">
            <text:p>2021-11-06_00-23-05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8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8" table:formula="of:=IF([.E23]=&quot;&quot;;[.C23];CONCATENATE([.C23];&quot; / &quot;;[.E23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11-06_02-53-56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8.532409 E-139-34-49.599609</text:p>
          </table:table-cell>
          <table:table-cell table:style-name="ce38" table:formula="of:=IF([.E24]=&quot;&quot;;[.C24];CONCATENATE([.C24];&quot; / &quot;;[.E24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4" office:value-type="string">
            <text:p>2021-11-06_05-19-54_000.jpg</text:p>
          </table:table-cell>
          <table:table-cell table:style-name="ce18" office:value-type="string">
            <text:p>:m 東和 PHOTO / 211106sa / 辻堂駅 / 茅ヶ崎市浜竹二丁目計画 / １名 / 三井住友建設（宮下工業） / 出発時間 / N-35-35-28.738403 E-139-34-49.98413</text:p>
          </table:table-cell>
          <table:table-cell table:style-name="ce11"/>
          <table:table-cell table:style-name="ce4" table:formula="of:=[.F25]" office:value-type="string" office:string-value="N-35-35-28.738403 E-139-34-49.98413">
            <text:p>N-35-35-28.738403 E-139-34-49.98413</text:p>
          </table:table-cell>
          <table:table-cell table:style-name="ce4" office:value-type="string">
            <text:p>N-35-35-28.738403 E-139-34-49.98413</text:p>
          </table:table-cell>
          <table:table-cell table:style-name="ce38" table:formula="of:=IF([.E25]=&quot;&quot;;[.C25];CONCATENATE([.C25];&quot; / &quot;;[.E25]))" office:value-type="string" office:string-value=":m 東和 PHOTO / 211106sa / 辻堂駅 / 茅ヶ崎市浜竹二丁目計画 / １名 / 三井住友建設（宮下工業） / 出発時間 / N-35-35-28.738403 E-139-34-49.98413 / N-35-35-28.738403 E-139-34-49.98413">
            <text:p>:m 東和 PHOTO / 211106sa / 辻堂駅 / 茅ヶ崎市浜竹二丁目計画 / １名 / 三井住友建設（宮下工業） / 出発時間 / N-35-35-28.738403 E-139-34-49.98413 / N-35-35-28.738403 E-139-34-49.9841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11-06_08-38-50_000.jpg</text:p>
          </table:table-cell>
          <table:table-cell table:style-name="ce20" office:value-type="string">
            <text:p>:PHOTO 記録しておきたいもの / @東和現場：辻堂駅最寄り、トイレの横の流し / subject=手洗い用の、洗剤。粉。スクラブ / content=~,other=製品名が、容器に手書きされている / N-35-20-10.13031 E-139-26-28.842773</text:p>
          </table:table-cell>
          <table:table-cell table:style-name="ce11"/>
          <table:table-cell table:style-name="ce4" table:formula="of:=[.F26]" office:value-type="string" office:string-value="N-35-20-10.13031 E-139-26-28.842773">
            <text:p>N-35-20-10.13031 E-139-26-28.842773</text:p>
          </table:table-cell>
          <table:table-cell table:style-name="ce4" office:value-type="string">
            <text:p>N-35-20-10.13031 E-139-26-28.842773</text:p>
          </table:table-cell>
          <table:table-cell table:style-name="ce38" table:formula="of:=IF([.E26]=&quot;&quot;;[.C26];CONCATENATE([.C26];&quot; / &quot;;[.E26]))" office:value-type="string" office:string-value=":PHOTO 記録しておきたいもの / @東和現場：辻堂駅最寄り、トイレの横の流し / subject=手洗い用の、洗剤。粉。スクラブ / content=~,other=製品名が、容器に手書きされている / N-35-20-10.13031 E-139-26-28.842773 / N-35-20-10.13031 E-139-26-28.842773">
            <text:p>:PHOTO 記録しておきたいもの / @東和現場：辻堂駅最寄り、トイレの横の流し / subject=手洗い用の、洗剤。粉。スクラブ / content=~,other=製品名が、容器に手書きされている / N-35-20-10.13031 E-139-26-28.842773 / N-35-20-10.13031 E-139-26-28.84277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11-06_08-43-34_000.jpg</text:p>
          </table:table-cell>
          <table:table-cell table:style-name="ce18" office:value-type="string">
            <text:p>:PHOTO 記録しておきたいもの / @東和現場：辻堂駅最寄り：詰所内 / subject=掲示物 / content=事故の事例、紹介：墜落 / N-35-20-10.501098 E-139-26-28.513183</text:p>
          </table:table-cell>
          <table:table-cell table:style-name="ce20"/>
          <table:table-cell table:style-name="ce4" table:formula="of:=[.F27]" office:value-type="string" office:string-value="N-35-20-10.501098 E-139-26-28.513183">
            <text:p>N-35-20-10.501098 E-139-26-28.513183</text:p>
          </table:table-cell>
          <table:table-cell table:style-name="ce4" office:value-type="string">
            <text:p>N-35-20-10.501098 E-139-26-28.513183</text:p>
          </table:table-cell>
          <table:table-cell table:style-name="ce38" table:formula="of:=IF([.E27]=&quot;&quot;;[.C27];CONCATENATE([.C27];&quot; / &quot;;[.E27]))" office:value-type="string" office:string-value=":PHOTO 記録しておきたいもの / @東和現場：辻堂駅最寄り：詰所内 / subject=掲示物 / content=事故の事例、紹介：墜落 / N-35-20-10.501098 E-139-26-28.513183 / N-35-20-10.501098 E-139-26-28.513183">
            <text:p>:PHOTO 記録しておきたいもの / @東和現場：辻堂駅最寄り：詰所内 / subject=掲示物 / content=事故の事例、紹介：墜落 / N-35-20-10.501098 E-139-26-28.513183 / N-35-20-10.501098 E-139-26-28.51318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11-06_08-43-44_000.jpg</text:p>
          </table:table-cell>
          <table:table-cell table:style-name="ce18" office:value-type="string">
            <text:p>:PHOTO 記録しておきたいもの / @東和現場：辻堂駅最寄り：詰所内 / subject=掲示物 / content=事故の事例、紹介：墜落 / N-35-20-10.501098 E-139-26-28.513183</text:p>
          </table:table-cell>
          <table:table-cell table:style-name="ce18"/>
          <table:table-cell table:style-name="ce4" table:formula="of:=[.F28]" office:value-type="string" office:string-value="N-35-20-10.501098 E-139-26-28.513183">
            <text:p>N-35-20-10.501098 E-139-26-28.513183</text:p>
          </table:table-cell>
          <table:table-cell table:style-name="ce4" office:value-type="string">
            <text:p>N-35-20-10.501098 E-139-26-28.513183</text:p>
          </table:table-cell>
          <table:table-cell table:style-name="ce38" table:formula="of:=IF([.E28]=&quot;&quot;;[.C28];CONCATENATE([.C28];&quot; / &quot;;[.E28]))" office:value-type="string" office:string-value=":PHOTO 記録しておきたいもの / @東和現場：辻堂駅最寄り：詰所内 / subject=掲示物 / content=事故の事例、紹介：墜落 / N-35-20-10.501098 E-139-26-28.513183 / N-35-20-10.501098 E-139-26-28.513183">
            <text:p>:PHOTO 記録しておきたいもの / @東和現場：辻堂駅最寄り：詰所内 / subject=掲示物 / content=事故の事例、紹介：墜落 / N-35-20-10.501098 E-139-26-28.513183 / N-35-20-10.501098 E-139-26-28.513183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 office:value-type="float" office:value="28">
            <text:p>28</text:p>
          </table:table-cell>
          <table:table-cell table:style-name="ce4" office:value-type="string">
            <text:p>2021-11-06_08-47-18_000.jpg</text:p>
          </table:table-cell>
          <table:table-cell table:style-name="ce18" office:value-type="string">
            <text:p>:PHOTO 記録しておきたいもの / @東和現場：辻堂駅最寄り：詰所内 / subject=掲示物 / content=「凡事徹底」覿面注意（てきめん</text:p>
            <text:p>https://www.ganbari.com/school_blog/blog/5750/ / N-35-20-10.363769 E-139-26-28.293457</text:p>
          </table:table-cell>
          <table:table-cell table:style-name="ce11"/>
          <table:table-cell table:style-name="ce4" table:formula="of:=[.F29]" office:value-type="string" office:string-value="N-35-20-10.363769 E-139-26-28.293457">
            <text:p>N-35-20-10.363769 E-139-26-28.293457</text:p>
          </table:table-cell>
          <table:table-cell table:style-name="ce4" office:value-type="string">
            <text:p>N-35-20-10.363769 E-139-26-28.293457</text:p>
          </table:table-cell>
          <table:table-cell table:style-name="ce38" table:formula="of:=IF([.E29]=&quot;&quot;;[.C29];CONCATENATE([.C29];&quot; / &quot;;[.E29]))" office:value-type="string" office:string-value=":PHOTO 記録しておきたいもの / @東和現場：辻堂駅最寄り：詰所内 / subject=掲示物 / content=「凡事徹底」覿面注意（てきめん&#10;https://www.ganbari.com/school_blog/blog/5750/ / N-35-20-10.363769 E-139-26-28.293457 / N-35-20-10.363769 E-139-26-28.293457">
            <text:p>:PHOTO 記録しておきたいもの / @東和現場：辻堂駅最寄り：詰所内 / subject=掲示物 / content=「凡事徹底」覿面注意（てきめん</text:p>
            <text:p>https://www.ganbari.com/school_blog/blog/5750/ / N-35-20-10.363769 E-139-26-28.293457 / N-35-20-10.363769 E-139-26-28.29345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11-06_15-39-27_000.jpg</text:p>
          </table:table-cell>
          <table:table-cell table:style-name="ce19" office:value-type="string">
            <text:p>:PHOTO 記録しておきたいもの / @辻堂駅近く、東和現場へ行く途中：現場の前、民家 / object=自家用車：古い車。レール扉が倒れている。その上に、車の車体がかぶさっている,photo-for=記録 / N-35-20-10.144042 E-139-26-28.238525</text:p>
          </table:table-cell>
          <table:table-cell table:style-name="ce11"/>
          <table:table-cell table:style-name="ce4" table:formula="of:=[.F30]" office:value-type="string" office:string-value="N-35-20-10.144042 E-139-26-28.238525">
            <text:p>N-35-20-10.144042 E-139-26-28.238525</text:p>
          </table:table-cell>
          <table:table-cell table:style-name="ce4" office:value-type="string">
            <text:p>N-35-20-10.144042 E-139-26-28.238525</text:p>
          </table:table-cell>
          <table:table-cell table:style-name="ce38" table:formula="of:=IF([.E30]=&quot;&quot;;[.C30];CONCATENATE([.C30];&quot; / &quot;;[.E30]))" office:value-type="string" office:string-value=":PHOTO 記録しておきたいもの / @辻堂駅近く、東和現場へ行く途中：現場の前、民家 / object=自家用車：古い車。レール扉が倒れている。その上に、車の車体がかぶさっている,photo-for=記録 / N-35-20-10.144042 E-139-26-28.238525 / N-35-20-10.144042 E-139-26-28.238525">
            <text:p>:PHOTO 記録しておきたいもの / @辻堂駅近く、東和現場へ行く途中：現場の前、民家 / object=自家用車：古い車。レール扉が倒れている。その上に、車の車体がかぶさっている,photo-for=記録 / N-35-20-10.144042 E-139-26-28.238525 / N-35-20-10.144042 E-139-26-28.23852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11-06_15-39-34_000.jpg</text:p>
          </table:table-cell>
          <table:table-cell table:style-name="ce19" office:value-type="string">
            <text:p>:PHOTO 記録しておきたいもの / @辻堂駅近く、東和現場へ行く途中：現場の前、民家 / object=自家用車：古い車。レール扉が倒れている。その上に、車の車体がかぶさっている,photo-for=記録 / N-35-20-10.144042 E-139-26-28.238525</text:p>
          </table:table-cell>
          <table:table-cell table:style-name="ce11"/>
          <table:table-cell table:style-name="ce4" table:formula="of:=[.F31]" office:value-type="string" office:string-value="N-35-20-10.144042 E-139-26-28.238525">
            <text:p>N-35-20-10.144042 E-139-26-28.238525</text:p>
          </table:table-cell>
          <table:table-cell table:style-name="ce4" office:value-type="string">
            <text:p>N-35-20-10.144042 E-139-26-28.238525</text:p>
          </table:table-cell>
          <table:table-cell table:style-name="ce38" table:formula="of:=IF([.E31]=&quot;&quot;;[.C31];CONCATENATE([.C31];&quot; / &quot;;[.E31]))" office:value-type="string" office:string-value=":PHOTO 記録しておきたいもの / @辻堂駅近く、東和現場へ行く途中：現場の前、民家 / object=自家用車：古い車。レール扉が倒れている。その上に、車の車体がかぶさっている,photo-for=記録 / N-35-20-10.144042 E-139-26-28.238525 / N-35-20-10.144042 E-139-26-28.238525">
            <text:p>:PHOTO 記録しておきたいもの / @辻堂駅近く、東和現場へ行く途中：現場の前、民家 / object=自家用車：古い車。レール扉が倒れている。その上に、車の車体がかぶさっている,photo-for=記録 / N-35-20-10.144042 E-139-26-28.238525 / N-35-20-10.144042 E-139-26-28.23852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4" office:value-type="string">
            <text:p>2021-11-06_15-39-47_000.jpg</text:p>
          </table:table-cell>
          <table:table-cell table:style-name="ce19" office:value-type="string">
            <text:p>:PHOTO 記録しておきたいもの / @辻堂駅近く、東和現場へ行く途中：現場の前、民家 / object=自家用車：古い車。レール扉が倒れている。その上に、車の車体がかぶさっている,photo-for=記録 / N-35-20-10.061645 E-139-26-28.40332</text:p>
          </table:table-cell>
          <table:table-cell table:style-name="ce11"/>
          <table:table-cell table:style-name="ce4" table:formula="of:=[.F32]" office:value-type="string" office:string-value="N-35-20-10.061645 E-139-26-28.40332">
            <text:p>N-35-20-10.061645 E-139-26-28.40332</text:p>
          </table:table-cell>
          <table:table-cell table:style-name="ce4" office:value-type="string">
            <text:p>N-35-20-10.061645 E-139-26-28.40332</text:p>
          </table:table-cell>
          <table:table-cell table:style-name="ce38" table:formula="of:=IF([.E32]=&quot;&quot;;[.C32];CONCATENATE([.C32];&quot; / &quot;;[.E32]))" office:value-type="string" office:string-value=":PHOTO 記録しておきたいもの / @辻堂駅近く、東和現場へ行く途中：現場の前、民家 / object=自家用車：古い車。レール扉が倒れている。その上に、車の車体がかぶさっている,photo-for=記録 / N-35-20-10.061645 E-139-26-28.40332 / N-35-20-10.061645 E-139-26-28.40332">
            <text:p>:PHOTO 記録しておきたいもの / @辻堂駅近く、東和現場へ行く途中：現場の前、民家 / object=自家用車：古い車。レール扉が倒れている。その上に、車の車体がかぶさっている,photo-for=記録 / N-35-20-10.061645 E-139-26-28.40332 / N-35-20-10.061645 E-139-26-28.4033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11-06_15-43-01_000.jpg</text:p>
          </table:table-cell>
          <table:table-cell table:style-name="ce19" office:value-type="string">
            <text:p>:PHOTO 記録しておきたいもの / @辻堂駅近く、東和現場へ行く途中：現場の前、民家 / object=自家用車：古い車。レール扉が倒れている。その上に、車の車体がかぶさっている,photo-for=記録 / N-35-20-9.745788 E-139-26-29.666748</text:p>
          </table:table-cell>
          <table:table-cell table:style-name="ce11"/>
          <table:table-cell table:style-name="ce4" table:formula="of:=[.F33]" office:value-type="string" office:string-value="N-35-20-9.745788 E-139-26-29.666748">
            <text:p>N-35-20-9.745788 E-139-26-29.666748</text:p>
          </table:table-cell>
          <table:table-cell table:style-name="ce4" office:value-type="string">
            <text:p>N-35-20-9.745788 E-139-26-29.666748</text:p>
          </table:table-cell>
          <table:table-cell table:style-name="ce38" table:formula="of:=IF([.E33]=&quot;&quot;;[.C33];CONCATENATE([.C33];&quot; / &quot;;[.E33]))" office:value-type="string" office:string-value=":PHOTO 記録しておきたいもの / @辻堂駅近く、東和現場へ行く途中：現場の前、民家 / object=自家用車：古い車。レール扉が倒れている。その上に、車の車体がかぶさっている,photo-for=記録 / N-35-20-9.745788 E-139-26-29.666748 / N-35-20-9.745788 E-139-26-29.666748">
            <text:p>:PHOTO 記録しておきたいもの / @辻堂駅近く、東和現場へ行く途中：現場の前、民家 / object=自家用車：古い車。レール扉が倒れている。その上に、車の車体がかぶさっている,photo-for=記録 / N-35-20-9.745788 E-139-26-29.666748 / N-35-20-9.745788 E-139-26-29.66674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11-06_16-03-19_000.jpg</text:p>
          </table:table-cell>
          <table:table-cell table:style-name="ce19" office:value-type="string">
            <text:p>:PHOTO 記録しておきたいもの / @辻堂駅近く、東和現場へ行く途中：辻堂駅の前 / object=店の名前。窓に掲示されている。「独楽」（こま,photo-for=記録 / N-35-20-12.245178 E-139-26-42.410888</text:p>
          </table:table-cell>
          <table:table-cell table:style-name="ce20"/>
          <table:table-cell table:style-name="ce4" table:formula="of:=[.F34]" office:value-type="string" office:string-value="N-35-20-12.245178 E-139-26-42.410888">
            <text:p>N-35-20-12.245178 E-139-26-42.410888</text:p>
          </table:table-cell>
          <table:table-cell table:style-name="ce4" office:value-type="string">
            <text:p>N-35-20-12.245178 E-139-26-42.410888</text:p>
          </table:table-cell>
          <table:table-cell table:style-name="ce38" table:formula="of:=IF([.E34]=&quot;&quot;;[.C34];CONCATENATE([.C34];&quot; / &quot;;[.E34]))" office:value-type="string" office:string-value=":PHOTO 記録しておきたいもの / @辻堂駅近く、東和現場へ行く途中：辻堂駅の前 / object=店の名前。窓に掲示されている。「独楽」（こま,photo-for=記録 / N-35-20-12.245178 E-139-26-42.410888 / N-35-20-12.245178 E-139-26-42.410888">
            <text:p>:PHOTO 記録しておきたいもの / @辻堂駅近く、東和現場へ行く途中：辻堂駅の前 / object=店の名前。窓に掲示されている。「独楽」（こま,photo-for=記録 / N-35-20-12.245178 E-139-26-42.410888 / N-35-20-12.245178 E-139-26-42.41088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11-06_20-50-13_000.jpg</text:p>
          </table:table-cell>
          <table:table-cell table:style-name="ce18" office:value-type="string">
            <text:p>:m 東和 PHOTO / 211106sa / 辻堂駅 / 茅ヶ崎市浜竹二丁目計画 / １名 / 三井住友建設（宮下工業） / 日報</text:p>
          </table:table-cell>
          <table:table-cell table:style-name="ce18"/>
          <table:table-cell table:style-name="ce4"/>
          <table:table-cell table:style-name="ce4" office:value-type="string">
            <text:p>N-35-35-20.979309 E-139-34-44.710693</text:p>
          </table:table-cell>
          <table:table-cell table:style-name="ce38" table:formula="of:=IF([.E35]=&quot;&quot;;[.C35];CONCATENATE([.C35];&quot; / &quot;;[.E35]))" office:value-type="string" office:string-value=":m 東和 PHOTO / 211106sa / 辻堂駅 / 茅ヶ崎市浜竹二丁目計画 / １名 / 三井住友建設（宮下工業） / 日報">
            <text:p>:m 東和 PHOTO / 211106sa / 辻堂駅 / 茅ヶ崎市浜竹二丁目計画 / １名 / 三井住友建設（宮下工業） / 日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1-11-06_21-30-40_000.jpg</text:p>
          </table:table-cell>
          <table:table-cell table:style-name="ce1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18676 E-139-34-49.599609</text:p>
          </table:table-cell>
          <table:table-cell table:style-name="ce38" table:formula="of:=IF([.E36]=&quot;&quot;;[.C36];CONCATENATE([.C36];&quot; / &quot;;[.E36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1-11-07_02-25-19_000.jpg</text:p>
          </table:table-cell>
          <table:table-cell table:style-name="ce18" office:value-type="string">
            <text:p>:m :PHOTO 寝た時刻 / 2021 / other=この時刻以前に、うたた寝。この時刻にふと目覚めて、寝直した。初めのうたた寝=２時前ぐらいか</text:p>
          </table:table-cell>
          <table:table-cell table:style-name="ce11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8" table:formula="of:=IF([.E37]=&quot;&quot;;[.C37];CONCATENATE([.C37];&quot; / &quot;;[.E37]))" office:value-type="string" office:string-value=":m :PHOTO 寝た時刻 / 2021 / other=この時刻以前に、うたた寝。この時刻にふと目覚めて、寝直した。初めのうたた寝=２時前ぐらいか">
            <text:p>:m :PHOTO 寝た時刻 / 2021 / other=この時刻以前に、うたた寝。この時刻にふと目覚めて、寝直した。初めのうたた寝=２時前ぐらいか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1-11-07_07-24-01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 office:value-type="string">
            <text:p>N-35-35-28.559875 E-139-34-49.544677</text:p>
          </table:table-cell>
          <table:table-cell table:style-name="ce38" table:formula="of:=IF([.E38]=&quot;&quot;;[.C38];CONCATENATE([.C38];&quot; / &quot;;[.E38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05_18-28-25_000.mp4</text:p>
          </table:table-cell>
          <table:table-cell table:style-name="ce8" office:value-type="string">
            <text:p>:VIDEO / @自室 / 記録 / jap.flute / 演奏、play / R=1 / todays-melody,Re+,other=symbol+:`タメ`;`トメ`</text:p>
          </table:table-cell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string" office:string-value=":VIDEO / @自室 / 記録 / jap.flute / 演奏、play / R=1 / todays-melody,Re+,other=symbol+:`タメ`;`トメ`">
            <text:p>:VIDEO / @自室 / 記録 / jap.flute / 演奏、play / R=1 / todays-melody,Re+,other=symbol+:`タメ`;`トメ`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:m :篠笛,shinobue #*# / session-memo / s.1:todays-melody,genr=~,for=~,key=~,tempo=~,R=~,i.f.=~,notes=h:Bf-6_-3_-4_-7_-7_;pitch:L4-L5-1,Re+,other=~ \\\ s.2:res,for=大甲:fingering,Re+,notes=Bf-Df-C-B-C,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:m RES 1*2 / free# JVEMV6 68#_id=16V7:1 / 68. theoretical-physics(tp) / w=(-1/6*(β-α)^3);(β-α=η),topics=積分：６分の１の公式,other=~,s=~,i=~,doc=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RES 2*2 / free# JVEMV6 68#_id=16V7:1 / 68. theoretical-physics(tp) / w=(-1/6*(β-α)^3);(β-α=η),topics=積分：６分の１の公式,other=~,s=~,i=~,doc=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7">2021/11/07</text:date>, <text:time>11:20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07T11:20:26.42</dc:date>
    <dc:creator>iwabuchi ken</dc:creator>
    <meta:editing-duration>P39DT16H26M43S</meta:editing-duration>
    <meta:editing-cycles>13735</meta:editing-cycles>
    <meta:document-statistic meta:table-count="1" meta:cell-count="506" meta:object-count="0"/>
  </office:meta>
</office:document-meta>
</file>